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ffff00"/>
      <style:text-properties fo:color="#000000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ext-properties fo:color="#ff3333" fo:font-weight="bold" style:font-weight-asian="bold" style:font-weight-complex="bold"/>
    </style:style>
    <style:style style:name="ce8" style:family="table-cell" style:parent-style-name="Default"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0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1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color="#00a933" fo:font-weight="bold" style:font-weight-asian="bold" style:font-weight-complex="bold"/>
    </style:style>
    <style:style style:name="ce14" style:family="table-cell" style:parent-style-name="Default">
      <style:text-properties fo:color="#2a6099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5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8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table:style-name="Default" office:value-type="string" calcext:value-type="string">
            <text:p>Special</text:p>
          </table:table-cell>
          <table:table-cell office:value-type="string" calcext:value-type="string">
            <text:p>Speed</text:p>
          </table:table-cell>
          <table:table-cell table:style-name="ce12" office:value-type="string" calcext:value-type="string">
            <text:p>Tot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Type2</text:p>
          </table:table-cell>
        </table:table-row>
        <table:table-row table:style-name="ro1">
          <table:table-cell table:style-name="ce1" office:value-type="string" calcext:value-type="string">
            <text:p>M 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table:formula="of:=SUM([.B2:.F2])" office:value-type="float" office:value="505" calcext:value-type="float">
            <text:p>50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style-name="ce1" office:value-type="string" calcext:value-type="string">
            <text:p>M Charizard 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9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formula="of:=SUM([.B3:.F3])" office:value-type="float" office:value="504" calcext:value-type="float">
            <text:p>504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table:style-name="ce1" office:value-type="string" calcext:value-type="string">
            <text:p>M Charizard 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0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table:formula="of:=SUM([.B4:.F4])" office:value-type="float" office:value="519" calcext:value-type="float">
            <text:p>519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style-name="ce1" office:value-type="string" calcext:value-type="string">
            <text:p>M 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0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formula="of:=SUM([.B5:.F5])" office:value-type="float" office:value="515" calcext:value-type="float">
            <text:p>515</text:p>
          </table:table-cell>
          <table:table-cell table:number-columns-repeated="2" office:value-type="string" calcext:value-type="string">
            <text:p>Water</text:p>
          </table:table-cell>
        </table:table-row>
        <table:table-row table:style-name="ro1">
          <table:table-cell table:style-name="ce1" office:value-type="string" calcext:value-type="string">
            <text:p>M 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1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table:formula="of:=SUM([.B6:.F6])" office:value-type="float" office:value="448" calcext:value-type="float">
            <text:p>448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style-name="ce1" office:value-type="string" calcext:value-type="string">
            <text:p>M 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table:formula="of:=SUM([.B7:.F7])" office:value-type="float" office:value="499" calcext:value-type="float">
            <text:p>49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style-name="ce1"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formula="of:=SUM([.B8:.F8])" office:value-type="float" office:value="170" calcext:value-type="float">
            <text:p>170</text:p>
          </table:table-cell>
          <table:table-cell table:number-columns-repeated="2" office:value-type="string" calcext:value-type="string">
            <text:p>Electric</text:p>
          </table:table-cell>
        </table:table-row>
        <table:table-row table:style-name="ro1">
          <table:table-cell table:style-name="ce1"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3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formula="of:=SUM([.B9:.F9])" office:value-type="float" office:value="163" calcext:value-type="float">
            <text:p>163</text:p>
          </table:table-cell>
          <table:table-cell table:number-columns-repeated="2" office:value-type="string" calcext:value-type="string">
            <text:p>Fairy</text:p>
          </table:table-cell>
        </table:table-row>
        <table:table-row table:style-name="ro1">
          <table:table-cell table:style-name="ce1"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SUM([.B10:.F10])" office:value-type="float" office:value="170" calcext:value-type="float">
            <text:p>1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table:style-name="ce1"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table:formula="of:=SUM([.B11:.F11])" office:value-type="float" office:value="465" calcext:value-type="float">
            <text:p>46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style-name="ce1"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3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SUM([.B12:.F12])" office:value-type="float" office:value="390" calcext:value-type="float">
            <text:p>390</text:p>
          </table:table-cell>
          <table:table-cell table:number-columns-repeated="2" office:value-type="string" calcext:value-type="string">
            <text:p>Grass</text:p>
          </table:table-cell>
        </table:table-row>
        <table:table-row table:style-name="ro1">
          <table:table-cell table:style-name="ce1"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formula="of:=SUM([.B13:.F13])" office:value-type="float" office:value="465" calcext:value-type="float">
            <text:p>465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</table:table-row>
        <table:table-row table:style-name="ro1"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3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formula="of:=SUM([.B14:.F14])" office:value-type="float" office:value="400" calcext:value-type="float">
            <text:p>400</text:p>
          </table:table-cell>
          <table:table-cell table:number-columns-repeated="2" office:value-type="string" calcext:value-type="string">
            <text:p>Water</text:p>
          </table:table-cell>
        </table:table-row>
        <table:table-row table:style-name="ro1">
          <table:table-cell office:value-type="string" calcext:value-type="string">
            <text:p>M 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formula="of:=SUM([.B15:.F15])" office:value-type="float" office:value="495" calcext:value-type="float">
            <text:p>495</text:p>
          </table:table-cell>
          <table:table-cell table:number-columns-repeated="2"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table:formula="of:=SUM([.B16:.F16])" office:value-type="float" office:value="385" calcext:value-type="float">
            <text:p>3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M 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1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table:formula="of:=SUM([.B17:.F17])" office:value-type="float" office:value="485" calcext:value-type="float">
            <text:p>4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formula="of:=SUM([.B18:.F18])" office:value-type="float" office:value="445" calcext:value-type="float">
            <text:p>4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M 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table:formula="of:=SUM([.B19:.F19])" office:value-type="float" office:value="505" calcext:value-type="float">
            <text:p>50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SUM([.B20:.F20])" office:value-type="float" office:value="455" calcext:value-type="float">
            <text:p>455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M 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1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formula="of:=SUM([.B21:.F21])" office:value-type="float" office:value="535" calcext:value-type="float">
            <text:p>535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2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formula="of:=SUM([.B22:.F22])" office:value-type="float" office:value="175" calcext:value-type="float">
            <text:p>175</text:p>
          </table:table-cell>
          <table:table-cell table:number-columns-repeated="2"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3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formula="of:=SUM([.B23:.F23])" office:value-type="float" office:value="345" calcext:value-type="float">
            <text:p>345</text:p>
          </table:table-cell>
          <table:table-cell table:number-columns-repeated="2"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3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SUM([.B24:.F24])" office:value-type="float" office:value="420" calcext:value-type="float">
            <text:p>420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formula="of:=SUM([.B25:.F25])" office:value-type="float" office:value="480" calcext:value-type="float">
            <text:p>48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SUM([.B26:.F26])" office:value-type="float" office:value="205" calcext:value-type="float">
            <text:p>205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formula="of:=SUM([.B27:.F27])" office:value-type="float" office:value="465" calcext:value-type="float">
            <text:p>465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formula="of:=SUM([.B28:.F28])" office:value-type="float" office:value="485" calcext:value-type="float">
            <text:p>485</text:p>
          </table:table-cell>
          <table:table-cell table:number-columns-repeated="2"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M Kangaskh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.B29:.F29])" office:value-type="float" office:value="510" calcext:value-type="float">
            <text:p>510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table:formula="of:=SUM([.B30:.F30])" office:value-type="float" office:value="445" calcext:value-type="float">
            <text:p>44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office:value-type="string" calcext:value-type="string">
            <text:p>Mime 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3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formula="of:=SUM([.B31:.F31])" office:value-type="float" office:value="220" calcext:value-type="float">
            <text:p>220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formula="of:=SUM([.B32:.F32])" office:value-type="float" office:value="433" calcext:value-type="float">
            <text:p>433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M 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4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table:formula="of:=SUM([.B33:.F33])" office:value-type="float" office:value="518" calcext:value-type="float">
            <text:p>518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formula="of:=SUM([.B34:.F34])" office:value-type="float" office:value="455" calcext:value-type="float">
            <text:p>45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3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table:formula="of:=SUM([.B35:.F35])" office:value-type="float" office:value="220" calcext:value-type="float">
            <text:p>220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3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formula="of:=SUM([.B36:.F36])" office:value-type="float" office:value="295" calcext:value-type="float">
            <text:p>295</text:p>
          </table:table-cell>
          <table:table-cell table:number-columns-repeated="2" office:value-type="string" calcext:value-type="string">
            <text:p>Electric</text:p>
          </table:table-cell>
        </table:table-row>
        <table:table-row table:style-name="ro1"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4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formula="of:=SUM([.B37:.F37])" office:value-type="float" office:value="450" calcext:value-type="float">
            <text:p>450</text:p>
          </table:table-cell>
          <table:table-cell table:number-columns-repeated="2" office:value-type="string" calcext:value-type="string">
            <text:p>Electric</text:p>
          </table:table-cell>
        </table:table-row>
        <table:table-row table:style-name="ro1"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3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formula="of:=SUM([.B38:.F38])" office:value-type="float" office:value="295" calcext:value-type="float">
            <text:p>295</text:p>
          </table:table-cell>
          <table:table-cell table:number-columns-repeated="2"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formula="of:=SUM([.B39:.F39])" office:value-type="float" office:value="445" calcext:value-type="float">
            <text:p>445</text:p>
          </table:table-cell>
          <table:table-cell table:number-columns-repeated="2"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M 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formula="of:=SUM([.B40:.F40])" office:value-type="float" office:value="523" calcext:value-type="float">
            <text:p>523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M 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table:formula="of:=SUM([.B41:.F41])" office:value-type="float" office:value="570" calcext:value-type="float">
            <text:p>5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table:style-name="ce2" office:value-type="string" calcext:value-type="string">
            <text:p>Espeon</text:p>
          </table:table-cell>
          <table:table-cell table:style-name="ce4" office:value-type="float" office:value="65" calcext:value-type="float">
            <text:p>6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0" calcext:value-type="float">
            <text:p>60</text:p>
          </table:table-cell>
          <table:table-cell table:style-name="ce10" office:value-type="float" office:value="130" calcext:value-type="float">
            <text:p>130</text:p>
          </table:table-cell>
          <table:table-cell table:style-name="ce2" office:value-type="float" office:value="110" calcext:value-type="float">
            <text:p>110</text:p>
          </table:table-cell>
          <table:table-cell table:style-name="ce2" table:formula="of:=SUM([.B42:.F42])" office:value-type="float" office:value="430" calcext:value-type="float">
            <text:p>430</text:p>
          </table:table-cell>
          <table:table-cell table:number-columns-repeated="2" table:style-name="ce2" office:value-type="string" calcext:value-type="string">
            <text:p>Psychic</text:p>
          </table:table-cell>
        </table:table-row>
        <table:table-row table:style-name="ro1">
          <table:table-cell table:style-name="ce2" office:value-type="string" calcext:value-type="string">
            <text:p>Umbreon</text:p>
          </table:table-cell>
          <table:table-cell table:style-name="ce5" office:value-type="float" office:value="95" calcext:value-type="float">
            <text:p>9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float" office:value="130" calcext:value-type="float">
            <text:p>130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SUM([.B43:.F43])" office:value-type="float" office:value="465" calcext:value-type="float">
            <text:p>465</text:p>
          </table:table-cell>
          <table:table-cell table:number-columns-repeated="2" table:style-name="ce2" office:value-type="string" calcext:value-type="string">
            <text:p>Dark</text:p>
          </table:table-cell>
        </table:table-row>
        <table:table-row table:style-name="ro1">
          <table:table-cell table:style-name="ce2" office:value-type="string" calcext:value-type="string">
            <text:p>Leafeon</text:p>
          </table:table-cell>
          <table:table-cell table:style-name="ce4" office:value-type="float" office:value="65" calcext:value-type="float">
            <text:p>65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style-name="ce5" office:value-type="float" office:value="95" calcext:value-type="float">
            <text:p>95</text:p>
          </table:table-cell>
          <table:table-cell table:style-name="ce2" table:formula="of:=SUM([.B44:.F44])" office:value-type="float" office:value="465" calcext:value-type="float">
            <text:p>465</text:p>
          </table:table-cell>
          <table:table-cell table:number-columns-repeated="2" table:style-name="ce2" office:value-type="string" calcext:value-type="string">
            <text:p>Grass</text:p>
          </table:table-cell>
        </table:table-row>
        <table:table-row table:style-name="ro1">
          <table:table-cell table:style-name="ce2" office:value-type="string" calcext:value-type="string">
            <text:p>Glaceon</text:p>
          </table:table-cell>
          <table:table-cell table:style-name="ce4" office:value-type="float" office:value="65" calcext:value-type="float">
            <text:p>6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float" office:value="130" calcext:value-type="float">
            <text:p>130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SUM([.B45:.F45])" office:value-type="float" office:value="430" calcext:value-type="float">
            <text:p>430</text:p>
          </table:table-cell>
          <table:table-cell table:number-columns-repeated="2" table:style-name="ce2" office:value-type="string" calcext:value-type="string">
            <text:p>Ice</text:p>
          </table:table-cell>
        </table:table-row>
        <table:table-row table:style-name="ro1">
          <table:table-cell table:style-name="ce2" office:value-type="string" calcext:value-type="string">
            <text:p>Sylveon</text:p>
          </table:table-cell>
          <table:table-cell table:style-name="ce5" office:value-type="float" office:value="95" calcext:value-type="float">
            <text:p>95</text:p>
          </table:table-cell>
          <table:table-cell table:number-columns-repeated="2" table:style-name="ce2" office:value-type="float" office:value="65" calcext:value-type="float">
            <text:p>65</text:p>
          </table:table-cell>
          <table:table-cell table:style-name="ce10" office:value-type="float" office:value="130" calcext:value-type="float">
            <text:p>13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formula="of:=SUM([.B46:.F46])" office:value-type="float" office:value="415" calcext:value-type="float">
            <text:p>415</text:p>
          </table:table-cell>
          <table:table-cell table:number-columns-repeated="2" table:style-name="ce2"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Porygon 2</text:p>
          </table:table-cell>
          <table:table-cell table:style-name="ce6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formula="of:=SUM([.B47:.F47])" office:value-type="float" office:value="420" calcext:value-type="float">
            <text:p>420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Porygon 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formula="of:=SUM([.B48:.F48])" office:value-type="float" office:value="460" calcext:value-type="float">
            <text:p>460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M Ae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3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table:formula="of:=SUM([.B49:.F49])" office:value-type="float" office:value="520" calcext:value-type="float">
            <text:p>5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3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SUM([.B50:.F50])" office:value-type="float" office:value="305" calcext:value-type="float">
            <text:p>305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M Mewtwo 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table:formula="of:=SUM([.B51:.F51])" office:value-type="float" office:value="680" calcext:value-type="float">
            <text:p>680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M Mewtwo 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formula="of:=SUM([.B52:.F52])" office:value-type="float" office:value="660" calcext:value-type="float">
            <text:p>660</text:p>
          </table:table-cell>
          <table:table-cell table:number-columns-repeated="2" office:value-type="string" calcext:value-type="string">
            <text:p>Psychic</text:p>
          </table:table-cell>
        </table:table-row>
        <table:table-row table:style-name="ro1">
          <table:table-cell table:style-name="ce3" office:value-type="string" calcext:value-type="string">
            <text:p>Venustoise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table:formula="of:=SUM([.B53:.F53])" office:value-type="float" office:value="448" calcext:value-type="float">
            <text:p>448</text:p>
          </table:table-cell>
          <table:table-cell office:value-type="string" calcext:value-type="string">
            <text:p>Watoiso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table:style-name="ce3" office:value-type="string" calcext:value-type="string">
            <text:p>M Venustoise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table:formula="of:=SUM([.B54:.F54])" office:value-type="float" office:value="521" calcext:value-type="float">
            <text:p>521</text:p>
          </table:table-cell>
          <table:table-cell office:value-type="string" calcext:value-type="string">
            <text:p>Watoiso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table:style-name="ce3" office:value-type="string" calcext:value-type="string">
            <text:p>Venustoise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109" calcext:value-type="float">
            <text:p>109</text:p>
          </table:table-cell>
          <table:table-cell table:number-columns-repeated="2" table:style-name="ce7" office:value-type="float" office:value="131" calcext:value-type="float">
            <text:p>131</text:p>
          </table:table-cell>
          <table:table-cell table:style-name="ce7" office:value-type="float" office:value="104" calcext:value-type="float">
            <text:p>104</text:p>
          </table:table-cell>
          <table:table-cell table:style-name="ce7" table:formula="of:=SUM([.B55:.F55])" office:value-type="float" office:value="580" calcext:value-type="float">
            <text:p>580</text:p>
          </table:table-cell>
          <table:table-cell office:value-type="string" calcext:value-type="string">
            <text:p>Watoison</text:p>
          </table:table-cell>
          <table:table-cell office:value-type="string" calcext:value-type="string">
            <text:p>Gr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ext-properties fo:color="#ffffff"/>
    </style:style>
    <style:style style:name="Untitled2" style:family="table-cell" style:parent-style-name="Default">
      <style:table-cell-properties fo:background-color="#ffff00"/>
    </style:style>
    <style:style style:name="Untitled3" style:family="table-cell" style:parent-style-name="Default">
      <style:table-cell-properties fo:background-color="#d7d728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04">00/00/0000</text:date>, <text:time style:data-style-name="N2" text:time-value="01:07:08.0195552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</meta:initial-creator>
    <meta:creation-date>2022-12-31T21:04:04.731225577</meta:creation-date>
    <dc:date>2023-05-04T17:11:55.022640070</dc:date>
    <meta:editing-duration>P16DT5H6M35S</meta:editing-duration>
    <meta:editing-cycles>208</meta:editing-cycles>
    <meta:generator>LibreOffice/5.2.6.2$MacOSX_X86_64 LibreOffice_project/a3100ed2409ebf1c212f5048fbe377c281438fdc</meta:generator>
    <dc:creator>Michael </dc:creator>
    <meta:document-statistic meta:table-count="1" meta:cell-count="494" meta:object-count="0"/>
  </office:meta>
</office:document-meta>
</file>